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77mm"/>
    </style:style>
    <style:style style:name="co3" style:family="table-column">
      <style:table-column-properties fo:break-before="auto" style:column-width="25.65mm"/>
    </style:style>
    <style:style style:name="co4" style:family="table-column">
      <style:table-column-properties fo:break-before="auto" style:column-width="31.19mm"/>
    </style:style>
    <style:style style:name="co5" style:family="table-column">
      <style:table-column-properties fo:break-before="auto" style:column-width="34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  <table:table-cell office:value-type="string" calcext:value-type="string">
            <text:p>Line thick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 NI Backstop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table:style-name="ce3" table:formula="of:=[.A3]*[.B3]" office:value-type="float" office:value="0.0025" calcext:value-type="float">
            <text:p>0.0025</text:p>
          </table:table-cell>
          <table:table-cell table:formula="of:=[.G3]*20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EU agrees</text:p>
          </table:table-cell>
          <table:table-cell table:number-columns-repeated="9"/>
        </table:table-row>
        <table:table-row table:style-name="ro1">
          <table:table-cell table:formula="of:=[.G3]" office:value-type="float" office:value="0.0025" calcext:value-type="float">
            <text:p>0.002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6]*[.B6]" office:value-type="float" office:value="0.00225" calcext:value-type="float">
            <text:p>0.00225</text:p>
          </table:table-cell>
          <table:table-cell table:formula="of:=[.G6]*20"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EU disagrees</text:p>
          </table:table-cell>
          <table:table-cell table:number-columns-repeated="9"/>
        </table:table-row>
        <table:table-row table:style-name="ro1">
          <table:table-cell table:formula="of:=[.G3]" office:value-type="float" office:value="0.0025" calcext:value-type="float">
            <text:p>0.002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9]*[.B9]" office:value-type="float" office:value="0.00025" calcext:value-type="float">
            <text:p>0.00025</text:p>
          </table:table-cell>
          <table:table-cell table:formula="of:=[.G9]*20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Commons Agrees</text:p>
          </table:table-cell>
          <table:table-cell table:number-columns-repeated="9"/>
        </table:table-row>
        <table:table-row table:style-name="ro1">
          <table:table-cell table:formula="of:=[.G6]" office:value-type="float" office:value="0.00225" calcext:value-type="float">
            <text:p>0.0022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table:formula="of:=[.A12]*[.B12]" office:value-type="float" office:value="0.001125" calcext:value-type="float">
            <text:p>0.001125</text:p>
          </table:table-cell>
          <table:table-cell table:formula="of:=[.G12]*20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Commons Disagrees</text:p>
          </table:table-cell>
          <table:table-cell table:number-columns-repeated="9"/>
        </table:table-row>
        <table:table-row table:style-name="ro1">
          <table:table-cell table:formula="of:=[.G6]" office:value-type="float" office:value="0.00225" calcext:value-type="float">
            <text:p>0.0022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table:formula="of:=[.A15]*[.B15]" office:value-type="float" office:value="0.001125" calcext:value-type="float">
            <text:p>0.001125</text:p>
          </table:table-cell>
          <table:table-cell table:formula="of:=[.G15]*20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DUP furious</text:p>
          </table:table-cell>
          <table:table-cell table:number-columns-repeated="9"/>
        </table:table-row>
        <table:table-row table:style-name="ro1">
          <table:table-cell table:formula="of:=[.G9]" office:value-type="float" office:value="0.00025" calcext:value-type="float">
            <text:p>0.00025</text:p>
          </table:table-cell>
          <table:table-cell table:number-columns-repeated="5"/>
          <table:table-cell table:style-name="ce3" table:formula="of:=[.A18]" office:value-type="float" office:value="0.00025" calcext:value-type="float">
            <text:p>0.00025</text:p>
          </table:table-cell>
          <table:table-cell table:number-columns-repeated="3"/>
        </table:table-row>
        <table:table-row table:style-name="ro1">
          <table:table-cell table:formula="of:=[.G15]" office:value-type="float" office:value="0.001125" calcext:value-type="float">
            <text:p>0.001125</text:p>
          </table:table-cell>
          <table:table-cell table:number-columns-repeated="5"/>
          <table:table-cell table:style-name="ce3" table:formula="of:=[.A19]" office:value-type="float" office:value="0.001125" calcext:value-type="float">
            <text:p>0.00112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8:.G19])" office:value-type="float" office:value="0.001375" calcext:value-type="float">
            <text:p>0.001375</text:p>
          </table:table-cell>
          <table:table-cell table:formula="of:=[.G20]*20" office:value-type="float" office:value="0.0275" calcext:value-type="float">
            <text:p>0.0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 food backstop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table:formula="of:=[.A22]*[.B22]" office:value-type="float" office:value="0.0025" calcext:value-type="float">
            <text:p>0.0025</text:p>
          </table:table-cell>
          <table:table-cell table:formula="of:=[.G22]*20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EU agrees</text:p>
          </table:table-cell>
          <table:table-cell table:number-columns-repeated="9"/>
        </table:table-row>
        <table:table-row table:style-name="ro1">
          <table:table-cell table:formula="of:=[.G22]" office:value-type="float" office:value="0.0025" calcext:value-type="float">
            <text:p>0.00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25]*[.B25]" office:value-type="float" office:value="0.00075" calcext:value-type="float">
            <text:p>0.00075</text:p>
          </table:table-cell>
          <table:table-cell table:formula="of:=[.G25]*20"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EU disagrees</text:p>
          </table:table-cell>
          <table:table-cell table:number-columns-repeated="9"/>
        </table:table-row>
        <table:table-row table:style-name="ro1">
          <table:table-cell table:formula="of:=[.G22]" office:value-type="float" office:value="0.0025" calcext:value-type="float">
            <text:p>0.00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28]*[.B28]" office:value-type="float" office:value="0.00175" calcext:value-type="float">
            <text:p>0.00175</text:p>
          </table:table-cell>
          <table:table-cell table:formula="of:=[.G28]*20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Commons Agrees</text:p>
          </table:table-cell>
          <table:table-cell table:number-columns-repeated="9"/>
        </table:table-row>
        <table:table-row table:style-name="ro1">
          <table:table-cell table:formula="of:=[.G25]" office:value-type="float" office:value="0.00075" calcext:value-type="float">
            <text:p>0.0007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31]*[.B31]" office:value-type="float" office:value="0.000525" calcext:value-type="float">
            <text:p>0.000525</text:p>
          </table:table-cell>
          <table:table-cell table:formula="of:=[.G31]*20" office:value-type="float" office:value="0.0105" calcext:value-type="float">
            <text:p>0.010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Commons Disagrees</text:p>
          </table:table-cell>
          <table:table-cell table:number-columns-repeated="9"/>
        </table:table-row>
        <table:table-row table:style-name="ro1">
          <table:table-cell table:formula="of:=[.G25]" office:value-type="float" office:value="0.00075" calcext:value-type="float">
            <text:p>0.000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34]*[.B34]" office:value-type="float" office:value="0.000225" calcext:value-type="float">
            <text:p>0.000225</text:p>
          </table:table-cell>
          <table:table-cell table:formula="of:=[.G34]*20" office:value-type="float" office:value="0.0045" calcext:value-type="float">
            <text:p>0.004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its it out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style-name="ce3" table:formula="of:=[.A37]" office:value-type="float" office:value="0.05" calcext:value-type="float">
            <text:p>0.05</text:p>
          </table:table-cell>
          <table:table-cell table:formula="of:=[.G37]*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brings VONC in itself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style-name="ce3" table:formula="of:=[.A40]" office:value-type="float" office:value="0.1" calcext:value-type="float">
            <text:p>0.1</text:p>
          </table:table-cell>
          <table:table-cell table:formula="of:=[.G40]*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ONC in itself, passe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40]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43]*[.B43]" office:value-type="float" office:value="0.02" calcext:value-type="float">
            <text:p>0.02</text:p>
          </table:table-cell>
          <table:table-cell table:formula="of:=[.G43]*20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ONC in itself, fail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40]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46]*[.B46]" office:value-type="float" office:value="0.08" calcext:value-type="float">
            <text:p>0.08</text:p>
          </table:table-cell>
          <table:table-cell table:formula="of:=[.G46]*20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table:style-name="ce3" table:formula="of:=[.A49]" office:value-type="float" office:value="0.7" calcext:value-type="float">
            <text:p>0.7</text:p>
          </table:table-cell>
          <table:table-cell table:formula="of:=[.G49]*20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Labour OK</text:p>
          </table:table-cell>
          <table:table-cell table:number-columns-repeated="9"/>
        </table:table-row>
        <table:table-row table:style-name="ro1">
          <table:table-cell table:formula="of:=[.G49]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52]*[.B52]" office:value-type="float" office:value="0.07" calcext:value-type="float">
            <text:p>0.07</text:p>
          </table:table-cell>
          <table:table-cell table:formula="of:=[.G52]*20"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Labour rejects</text:p>
          </table:table-cell>
          <table:table-cell table:number-columns-repeated="9"/>
        </table:table-row>
        <table:table-row table:style-name="ro1">
          <table:table-cell table:formula="of:=[.G49]"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55]*[.B55]" office:value-type="float" office:value="0.63" calcext:value-type="float">
            <text:p>0.63</text:p>
          </table:table-cell>
          <table:table-cell table:formula="of:=[.G55]*20"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ombined Labour reject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46]" office:value-type="float" office:value="0.08" calcext:value-type="float">
            <text:p>0.08</text:p>
          </table:table-cell>
          <table:table-cell table:number-columns-repeated="5"/>
          <table:table-cell table:style-name="ce3" table:formula="of:=[.A58]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table:formula="of:=[.G55]" office:value-type="float" office:value="0.63" calcext:value-type="float">
            <text:p>0.63</text:p>
          </table:table-cell>
          <table:table-cell table:number-columns-repeated="5"/>
          <table:table-cell table:style-name="ce3" table:formula="of:=[.A59]"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58:.G59])" office:value-type="float" office:value="0.71" calcext:value-type="float">
            <text:p>0.71</text:p>
          </table:table-cell>
          <table:table-cell table:formula="of:=[.G60]*20"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 resigns by mid Sept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style-name="ce3" table:formula="of:=[.A62]" office:value-type="float" office:value="0.1" calcext:value-type="float">
            <text:p>0.1</text:p>
          </table:table-cell>
          <table:table-cell table:formula="of:=[.G62]*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signs, prorogation happens before new govt</text:p>
          </table:table-cell>
          <table:table-cell table:number-columns-repeated="9"/>
        </table:table-row>
        <table:table-row table:style-name="ro1">
          <table:table-cell table:formula="of:=[.G62]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65]*[.B65]" office:value-type="float" office:value="0.07" calcext:value-type="float">
            <text:p>0.07</text:p>
          </table:table-cell>
          <table:table-cell table:formula="of:=[.G65]*20"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signs, majority for an alt govt</text:p>
          </table:table-cell>
          <table:table-cell table:number-columns-repeated="9"/>
        </table:table-row>
        <table:table-row table:style-name="ro1">
          <table:table-cell table:formula="of:=[.G62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68]*[.B68]" office:value-type="float" office:value="0.03" calcext:value-type="float">
            <text:p>0.03</text:p>
          </table:table-cell>
          <table:table-cell table:formula="of:=[.G68]*2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Johnson pushed on what he will do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37]" office:value-type="float" office:value="0.05" calcext:value-type="float">
            <text:p>0.05</text:p>
          </table:table-cell>
          <table:table-cell table:number-columns-repeated="5"/>
          <table:table-cell table:style-name="ce3" table:formula="of:=[.A71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formula="of:=[.G60]" office:value-type="float" office:value="0.71" calcext:value-type="float">
            <text:p>0.71</text:p>
          </table:table-cell>
          <table:table-cell table:number-columns-repeated="5"/>
          <table:table-cell table:style-name="ce3" table:formula="of:=[.A72]"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71:.G72])" office:value-type="float" office:value="0.76" calcext:value-type="float">
            <text:p>0.76</text:p>
          </table:table-cell>
          <table:table-cell table:formula="of:=[.G73]*20"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 agrees to extend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73]" office:value-type="float" office:value="0.76" calcext:value-type="float">
            <text:p>0.7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75]*[.B75]" office:value-type="float" office:value="0.152" calcext:value-type="float">
            <text:p>0.152</text:p>
          </table:table-cell>
          <table:table-cell table:formula="of:=[.G75]*20"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Johnson continues to refuse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73]"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ce3" table:formula="of:=[.A78]*[.B78]" office:value-type="float" office:value="0.456" calcext:value-type="float">
            <text:p>0.456</text:p>
          </table:table-cell>
          <table:table-cell table:formula="of:=[.G78]*20"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Johnson resigns prior to mid-Oct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73]" office:value-type="float" office:value="0.76" calcext:value-type="float">
            <text:p>0.7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81]*[.B81]" office:value-type="float" office:value="0.152" calcext:value-type="float">
            <text:p>0.152</text:p>
          </table:table-cell>
          <table:table-cell table:formula="of:=[.G81]*20"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Opposition parties agree who will be PM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81]" office:value-type="float" office:value="0.152" calcext:value-type="float">
            <text:p>0.152</text:p>
          </table:table-cell>
          <table:table-cell table:number-columns-repeated="5"/>
          <table:table-cell table:style-name="ce3" table:formula="of:=[.A84]"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table:formula="of:=[.G65]" office:value-type="float" office:value="0.07" calcext:value-type="float">
            <text:p>0.07</text:p>
          </table:table-cell>
          <table:table-cell table:number-columns-repeated="5"/>
          <table:table-cell table:style-name="ce3" table:formula="of:=[.A85]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84:.G85])" office:value-type="float" office:value="0.222" calcext:value-type="float">
            <text:p>0.222</text:p>
          </table:table-cell>
          <table:table-cell table:formula="of:=[.G86]*20" office:value-type="float" office:value="4.44" calcext:value-type="float">
            <text:p>4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PM has 2 tasks</text:p>
          </table:table-cell>
          <table:table-cell table:number-columns-repeated="9"/>
        </table:table-row>
        <table:table-row table:style-name="ro1">
          <table:table-cell table:formula="of:=[.G86]" office:value-type="float" office:value="0.222" calcext:value-type="float">
            <text:p>0.222</text:p>
          </table:table-cell>
          <table:table-cell table:number-columns-repeated="5"/>
          <table:table-cell table:style-name="ce3" table:formula="of:=[.A88]" office:value-type="float" office:value="0.222" calcext:value-type="float">
            <text:p>0.222</text:p>
          </table:table-cell>
          <table:table-cell table:number-columns-repeated="3"/>
        </table:table-row>
        <table:table-row table:style-name="ro1">
          <table:table-cell table:formula="of:=[.G68]" office:value-type="float" office:value="0.03" calcext:value-type="float">
            <text:p>0.03</text:p>
          </table:table-cell>
          <table:table-cell table:number-columns-repeated="5"/>
          <table:table-cell table:style-name="ce3" table:formula="of:=[.A89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88:.G89])" office:value-type="float" office:value="0.252" calcext:value-type="float">
            <text:p>0.252</text:p>
          </table:table-cell>
          <table:table-cell table:formula="of:=[.G90]*20" office:value-type="float" office:value="5.04" calcext:value-type="float">
            <text:p>5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C around 14 Oct</text:p>
          </table:table-cell>
          <table:table-cell table:number-columns-repeated="9"/>
        </table:table-row>
        <table:table-row table:style-name="ro1">
          <table:table-cell table:formula="of:=[.G20]" office:value-type="float" office:value="0.001375" calcext:value-type="float">
            <text:p>0.001375</text:p>
          </table:table-cell>
          <table:table-cell table:number-columns-repeated="5"/>
          <table:table-cell table:formula="of:=[.A92]" office:value-type="float" office:value="0.001375" calcext:value-type="float">
            <text:p>0.001375</text:p>
          </table:table-cell>
          <table:table-cell table:number-columns-repeated="3"/>
        </table:table-row>
        <table:table-row table:style-name="ro1">
          <table:table-cell table:formula="of:=[.G78]" office:value-type="float" office:value="0.456" calcext:value-type="float">
            <text:p>0.456</text:p>
          </table:table-cell>
          <table:table-cell table:number-columns-repeated="5"/>
          <table:table-cell table:style-name="ce3" table:formula="of:=[.A93]"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92:.G93])" office:value-type="float" office:value="0.457375" calcext:value-type="float">
            <text:p>0.457375</text:p>
          </table:table-cell>
          <table:table-cell table:formula="of:=[.G94]*20" office:value-type="float" office:value="9.1475" calcext:value-type="float">
            <text:p>9.14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94]" office:value-type="float" office:value="0.457375" calcext:value-type="float">
            <text:p>0.4573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97]*[.B97]" office:value-type="float" office:value="0.4116375" calcext:value-type="float">
            <text:p>0.4116375</text:p>
          </table:table-cell>
          <table:table-cell table:formula="of:=[.G97]*20" office:value-type="float" office:value="8.23275" calcext:value-type="float">
            <text:p>8.232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94]" office:value-type="float" office:value="0.457375" calcext:value-type="float">
            <text:p>0.4573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00]*[.B100]" office:value-type="float" office:value="0.0457375" calcext:value-type="float">
            <text:p>0.0457375</text:p>
          </table:table-cell>
          <table:table-cell table:formula="of:=[.G100]*20" office:value-type="float" office:value="0.91475" calcext:value-type="float">
            <text:p>0.914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</text:p>
          </table:table-cell>
          <table:table-cell table:number-columns-repeated="9"/>
        </table:table-row>
        <table:table-row table:style-name="ro1">
          <table:table-cell table:formula="of:=[.G97]" office:value-type="float" office:value="0.4116375" calcext:value-type="float">
            <text:p>0.41163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03]*[.B103]" office:value-type="float" office:value="0.04116375" calcext:value-type="float">
            <text:p>0.04116375</text:p>
          </table:table-cell>
          <table:table-cell table:formula="of:=[.G103]*20" office:value-type="float" office:value="0.823275" calcext:value-type="float">
            <text:p>0.8232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, leg passes</text:p>
          </table:table-cell>
          <table:table-cell table:number-columns-repeated="9"/>
        </table:table-row>
        <table:table-row table:style-name="ro1">
          <table:table-cell table:formula="of:=[.G103]" office:value-type="float" office:value="0.04116375" calcext:value-type="float">
            <text:p>0.041163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106]*[.B106]" office:value-type="float" office:value="0.037047375" calcext:value-type="float">
            <text:p>0.037047375</text:p>
          </table:table-cell>
          <table:table-cell table:formula="of:=[.G106]*20" office:value-type="float" office:value="0.7409475" calcext:value-type="float">
            <text:p>0.74094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, leg fails</text:p>
          </table:table-cell>
          <table:table-cell table:number-columns-repeated="9"/>
        </table:table-row>
        <table:table-row table:style-name="ro1">
          <table:table-cell table:formula="of:=[.G103]" office:value-type="float" office:value="0.04116375" calcext:value-type="float">
            <text:p>0.041163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09]*[.B109]" office:value-type="float" office:value="0.004116375" calcext:value-type="float">
            <text:p>0.004116375</text:p>
          </table:table-cell>
          <table:table-cell table:formula="of:=[.G109]*20" office:value-type="float" office:value="0.0823275" calcext:value-type="float">
            <text:p>0.08232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admin and GE</text:p>
          </table:table-cell>
          <table:table-cell table:number-columns-repeated="9"/>
        </table:table-row>
        <table:table-row table:style-name="ro1">
          <table:table-cell table:formula="of:=[.G97]" office:value-type="float" office:value="0.4116375" calcext:value-type="float">
            <text:p>0.41163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12]*[.B112]" office:value-type="float" office:value="0.12349125" calcext:value-type="float">
            <text:p>0.12349125</text:p>
          </table:table-cell>
          <table:table-cell table:number-columns-repeated="3"/>
        </table:table-row>
        <table:table-row table:style-name="ro1">
          <table:table-cell table:formula="of:=[.G97]" office:value-type="float" office:value="0.4116375" calcext:value-type="float">
            <text:p>0.41163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13]*[.B113]" office:value-type="float" office:value="0.12349125" calcext:value-type="float">
            <text:p>0.1234912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12:.G113])" office:value-type="float" office:value="0.2469825" calcext:value-type="float">
            <text:p>0.2469825</text:p>
          </table:table-cell>
          <table:table-cell table:formula="of:=[.G114]*20" office:value-type="float" office:value="4.93965" calcext:value-type="float">
            <text:p>4.93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im and PV</text:p>
          </table:table-cell>
          <table:table-cell table:number-columns-repeated="9"/>
        </table:table-row>
        <table:table-row table:style-name="ro1">
          <table:table-cell table:formula="of:=[.G97]" office:value-type="float" office:value="0.4116375" calcext:value-type="float">
            <text:p>0.41163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116]*[.B116]" office:value-type="float" office:value="0.0823275000000001" calcext:value-type="float">
            <text:p>0.0823275</text:p>
          </table:table-cell>
          <table:table-cell table:formula="of:=[.G116]*20" office:value-type="float" office:value="1.64655" calcext:value-type="float">
            <text:p>1.6465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and May’s Deal</text:p>
          </table:table-cell>
          <table:table-cell table:number-columns-repeated="9"/>
        </table:table-row>
        <table:table-row table:style-name="ro1">
          <table:table-cell table:formula="of:=[.G97]" office:value-type="float" office:value="0.4116375" calcext:value-type="float">
            <text:p>0.41163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19]*[.B119]" office:value-type="float" office:value="0.04116375" calcext:value-type="float">
            <text:p>0.04116375</text:p>
          </table:table-cell>
          <table:table-cell table:formula="of:=[.G119]*20" office:value-type="float" office:value="0.823275" calcext:value-type="float">
            <text:p>0.8232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refuses last min ext</text:p>
          </table:table-cell>
          <table:table-cell table:number-columns-repeated="9"/>
        </table:table-row>
        <table:table-row table:style-name="ro1">
          <table:table-cell table:formula="of:=[.G34]" office:value-type="float" office:value="0.000225" calcext:value-type="float">
            <text:p>0.0002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22]*[.B122]" office:value-type="float" office:value="0.0000675" calcext:value-type="float">
            <text:p>6.75E-05</text:p>
          </table:table-cell>
          <table:table-cell table:number-columns-repeated="3"/>
        </table:table-row>
        <table:table-row table:style-name="ro1">
          <table:table-cell table:formula="of:=[.G28]" office:value-type="float" office:value="0.00175" calcext:value-type="float">
            <text:p>0.001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23]*[.B123]" office:value-type="float" office:value="0.000525" calcext:value-type="float">
            <text:p>0.00052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22:.G123])" office:value-type="float" office:value="0.0005925" calcext:value-type="float">
            <text:p>0.0005925</text:p>
          </table:table-cell>
          <table:table-cell table:formula="of:=[.G124]*20" office:value-type="float" office:value="0.01185" calcext:value-type="float">
            <text:p>0.0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 agrees last min ext</text:p>
          </table:table-cell>
          <table:table-cell table:number-columns-repeated="9"/>
        </table:table-row>
        <table:table-row table:style-name="ro1">
          <table:table-cell table:formula="of:=[.G34]" office:value-type="float" office:value="0.000225" calcext:value-type="float">
            <text:p>0.0002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126]*[.B126]" office:value-type="float" office:value="0.0001575" calcext:value-type="float">
            <text:p>0.0001575</text:p>
          </table:table-cell>
          <table:table-cell table:number-columns-repeated="3"/>
        </table:table-row>
        <table:table-row table:style-name="ro1">
          <table:table-cell table:formula="of:=[.G28]" office:value-type="float" office:value="0.00175" calcext:value-type="float">
            <text:p>0.0017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127]*[.B127]" office:value-type="float" office:value="0.001225" calcext:value-type="float">
            <text:p>0.001225</text:p>
          </table:table-cell>
          <table:table-cell table:number-columns-repeated="3"/>
        </table:table-row>
        <table:table-row table:style-name="ro1">
          <table:table-cell table:formula="of:=[.G100]" office:value-type="float" office:value="0.0457375" calcext:value-type="float">
            <text:p>0.04573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128]*[.B128]" office:value-type="float" office:value="0.0091475" calcext:value-type="float">
            <text:p>0.009147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26:.G128])" office:value-type="float" office:value="0.01053" calcext:value-type="float">
            <text:p>0.01053</text:p>
          </table:table-cell>
          <table:table-cell table:formula="of:=[.G129]*20" office:value-type="float" office:value="0.2106" calcext:value-type="float">
            <text:p>0.210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al and orig backstop</text:p>
          </table:table-cell>
          <table:table-cell table:number-columns-repeated="8"/>
          <table:table-cell office:value-type="string" calcext:value-type="string">
            <text:p>Manually Rounded</text:p>
          </table:table-cell>
        </table:table-row>
        <table:table-row table:style-name="ro1">
          <table:table-cell table:formula="of:=[.G12]" office:value-type="float" office:value="0.001125" calcext:value-type="float">
            <text:p>0.001125</text:p>
          </table:table-cell>
          <table:table-cell table:number-columns-repeated="5"/>
          <table:table-cell table:style-name="ce1" table:formula="of:=[.A134]" office:value-type="float" office:value="0.001125" calcext:value-type="float">
            <text:p>0.001125</text:p>
          </table:table-cell>
          <table:table-cell table:formula="of:=[.G134]*100" office:value-type="float" office:value="0.1125" calcext:value-type="float">
            <text:p>0.11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Deal agri backstop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31]" office:value-type="float" office:value="0.000525" calcext:value-type="float">
            <text:p>0.000525</text:p>
          </table:table-cell>
          <table:table-cell table:number-columns-repeated="5"/>
          <table:table-cell table:style-name="ce1" table:formula="of:=[.A137]" office:value-type="float" office:value="0.000525" calcext:value-type="float">
            <text:p>0.000525</text:p>
          </table:table-cell>
          <table:table-cell table:formula="of:=[.G137]*100" office:value-type="float" office:value="0.0525" calcext:value-type="float">
            <text:p>0.05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 in late Oct or later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06]" office:value-type="float" office:value="0.037047375" calcext:value-type="float">
            <text:p>0.037047375</text:p>
          </table:table-cell>
          <table:table-cell office:value-type="string" calcext:value-type="string">
            <text:p>from Leg Passes</text:p>
          </table:table-cell>
          <table:table-cell table:number-columns-repeated="4"/>
          <table:table-cell table:formula="of:=[.A140]" office:value-type="float" office:value="0.037047375" calcext:value-type="float">
            <text:p>0.03704737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14]" office:value-type="float" office:value="0.2469825" calcext:value-type="float">
            <text:p>0.2469825</text:p>
          </table:table-cell>
          <table:table-cell office:value-type="string" calcext:value-type="string">
            <text:p>from Interim PM and emergency</text:p>
          </table:table-cell>
          <table:table-cell table:number-columns-repeated="4"/>
          <table:table-cell table:formula="of:=[.A141]" office:value-type="float" office:value="0.2469825" calcext:value-type="float">
            <text:p>0.246982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43]" office:value-type="float" office:value="0.02" calcext:value-type="float">
            <text:p>0.02</text:p>
          </table:table-cell>
          <table:table-cell office:value-type="string" calcext:value-type="string">
            <text:p>from own VONC, Labour agrees</text:p>
          </table:table-cell>
          <table:table-cell table:number-columns-repeated="4"/>
          <table:table-cell table:formula="of:=[.A142]" office:value-type="float" office:value="0.02" calcext:value-type="float">
            <text:p>0.0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75]" office:value-type="float" office:value="0.152" calcext:value-type="float">
            <text:p>0.152</text:p>
          </table:table-cell>
          <table:table-cell office:value-type="string" calcext:value-type="string">
            <text:p>Johnson extends</text:p>
          </table:table-cell>
          <table:table-cell table:number-columns-repeated="4"/>
          <table:table-cell table:formula="of:=[.A143]" office:value-type="float" office:value="0.152" calcext:value-type="float">
            <text:p>0.15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90]" office:value-type="float" office:value="0.252" calcext:value-type="float">
            <text:p>0.252</text:p>
          </table:table-cell>
          <table:table-cell office:value-type="string" calcext:value-type="string">
            <text:p>New PM has 2 tasks</text:p>
          </table:table-cell>
          <table:table-cell table:number-columns-repeated="4"/>
          <table:table-cell table:formula="of:=[.A144]" office:value-type="float" office:value="0.252" calcext:value-type="float">
            <text:p>0.252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40:.G144])" office:value-type="float" office:value="0.708029875" calcext:value-type="float">
            <text:p>0.708029875</text:p>
          </table:table-cell>
          <table:table-cell table:formula="of:=[.G145]*100" office:value-type="float" office:value="70.8029875" calcext:value-type="float">
            <text:p>70.8029875</text:p>
          </table:table-cell>
          <table:table-cell table:style-name="ce2" table:formula="of:=[.H145]" office:value-type="float" office:value="70.8029875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 mid Oc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52]" office:value-type="float" office:value="0.07" calcext:value-type="float">
            <text:p>0.07</text:p>
          </table:table-cell>
          <table:table-cell table:number-columns-repeated="5"/>
          <table:table-cell table:formula="of:=[.A148]" office:value-type="float" office:value="0.07" calcext:value-type="float">
            <text:p>0.07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48:.G148])" office:value-type="float" office:value="0.07" calcext:value-type="float">
            <text:p>0.07</text:p>
          </table:table-cell>
          <table:table-cell table:formula="of:=[.G149]*100" office:value-type="float" office:value="7" calcext:value-type="float">
            <text:p>7</text:p>
          </table:table-cell>
          <table:table-cell table:style-name="ce2" table:formula="of:=[.H1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ople’s Vote</text:p>
          </table:table-cell>
          <table:table-cell table:number-columns-repeated="5"/>
          <table:table-cell table:style-name="ce1"/>
          <table:table-cell/>
          <table:table-cell table:style-name="ce2"/>
          <table:table-cell/>
        </table:table-row>
        <table:table-row table:style-name="ro1">
          <table:table-cell table:formula="of:=[.G116]" office:value-type="float" office:value="0.0823275000000001" calcext:value-type="float">
            <text:p>0.0823275</text:p>
          </table:table-cell>
          <table:table-cell table:number-columns-repeated="5"/>
          <table:table-cell table:style-name="ce1" table:formula="of:=[.A152]" office:value-type="float" office:value="0.0823275000000001" calcext:value-type="float">
            <text:p>0.0823275</text:p>
          </table:table-cell>
          <table:table-cell table:formula="of:=[.G152]*100" office:value-type="float" office:value="8.23275000000001" calcext:value-type="float">
            <text:p>8.23275000000001</text:p>
          </table:table-cell>
          <table:table-cell table:style-name="ce2" table:formula="of:=[.H152]" office:value-type="float" office:value="8.23275000000001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Brexit with May’s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19]" office:value-type="float" office:value="0.04116375" calcext:value-type="float">
            <text:p>0.04116375</text:p>
          </table:table-cell>
          <table:table-cell table:number-columns-repeated="5"/>
          <table:table-cell table:style-name="ce1" table:formula="of:=[.A155]" office:value-type="float" office:value="0.04116375" calcext:value-type="float">
            <text:p>0.04116375</text:p>
          </table:table-cell>
          <table:table-cell table:formula="of:=[.G155]*100" office:value-type="float" office:value="4.116375" calcext:value-type="float">
            <text:p>4.116375</text:p>
          </table:table-cell>
          <table:table-cell table:style-name="ce2" table:formula="of:=[.H155]" office:value-type="float" office:value="4.116375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09]" office:value-type="float" office:value="0.004116375" calcext:value-type="float">
            <text:p>0.004116375</text:p>
          </table:table-cell>
          <table:table-cell table:number-columns-repeated="5"/>
          <table:table-cell table:style-name="ce3" table:formula="of:=[.A158]" office:value-type="float" office:value="0.004116375" calcext:value-type="float">
            <text:p>0.00411637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00]" office:value-type="float" office:value="0.0457375" calcext:value-type="float">
            <text:p>0.045737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159]*[.B159]" office:value-type="float" office:value="0.03659" calcext:value-type="float">
            <text:p>0.03659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4]" office:value-type="float" office:value="0.0005925" calcext:value-type="float">
            <text:p>0.0005925</text:p>
          </table:table-cell>
          <table:table-cell table:number-columns-repeated="5"/>
          <table:table-cell table:style-name="ce3" table:formula="of:=[.A160]" office:value-type="float" office:value="0.0005925" calcext:value-type="float">
            <text:p>0.0005925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58:.G160])" office:value-type="float" office:value="0.041298875" calcext:value-type="float">
            <text:p>0.041298875</text:p>
          </table:table-cell>
          <table:table-cell table:formula="of:=[.G161]*100" office:value-type="float" office:value="4.1298875" calcext:value-type="float">
            <text:p>4.1298875</text:p>
          </table:table-cell>
          <table:table-cell table:style-name="ce2" table:formula="of:=[.H161]" office:value-type="float" office:value="4.1298875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29]" office:value-type="float" office:value="0.01053" calcext:value-type="float">
            <text:p>0.01053</text:p>
          </table:table-cell>
          <table:table-cell table:number-columns-repeated="5"/>
          <table:table-cell table:style-name="ce1" table:formula="of:=[.A163]" office:value-type="float" office:value="0.01053" calcext:value-type="float">
            <text:p>0.01053</text:p>
          </table:table-cell>
          <table:table-cell table:formula="of:=[.G163]*100" office:value-type="float" office:value="1.053" calcext:value-type="float">
            <text:p>1.053</text:p>
          </table:table-cell>
          <table:table-cell table:style-name="ce2" table:formula="of:=[.H163]" office:value-type="float" office:value="1.053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formula="of:=SUM([.H134:.H163])" office:value-type="float" office:value="95.5" calcext:value-type="float">
            <text:p>95.5</text:p>
          </table:table-cell>
          <table:table-cell table:formula="of:=SUM([.I134:.I163])" office:value-type="float" office:value="97.335" calcext:value-type="float">
            <text:p>97.335</text:p>
          </table:table-cell>
          <table:table-cell table:formula="of:=SUM([.J134:.J163])" office:value-type="float" office:value="100" calcext:value-type="float">
            <text:p>100</text:p>
          </table:table-cell>
        </table:table-row>
      </table:table>
      <table:table table:name="Effort 2" table:style-name="ta1"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ohnson changes tack</text:p>
          </table:table-cell>
          <table:table-cell table:number-columns-repeated="6"/>
          <table:table-cell office:value-type="string" calcext:value-type="string">
            <text:p>Pixels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2]" office:value-type="float" office:value="0.1" calcext:value-type="float">
            <text:p>0.1</text:p>
          </table:table-cell>
          <table:table-cell table:formula="of:=[.G2]*20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hanges tack, orig backstop</text:p>
          </table:table-cell>
          <table:table-cell table:number-columns-repeated="13"/>
        </table:table-row>
        <table:table-row table:style-name="ro1">
          <table:table-cell table:formula="of:=[.G2]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]*[.B5]" office:value-type="float" office:value="0.05" calcext:value-type="float">
            <text:p>0.05</text:p>
          </table:table-cell>
          <table:table-cell table:formula="of:=[.G5]*2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hanges tack, agri-food backstop</text:p>
          </table:table-cell>
          <table:table-cell table:number-columns-repeated="13"/>
        </table:table-row>
        <table:table-row table:style-name="ro1">
          <table:table-cell table:formula="of:=[.G2]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8]*[.B8]" office:value-type="float" office:value="0.05" calcext:value-type="float">
            <text:p>0.05</text:p>
          </table:table-cell>
          <table:table-cell table:formula="of:=[.G8]*2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rig backstop, EU agrees</text:p>
          </table:table-cell>
          <table:table-cell table:number-columns-repeated="13"/>
        </table:table-row>
        <table:table-row table:style-name="ro1">
          <table:table-cell table:formula="of:=[.G5]"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11]*[.B11]" office:value-type="float" office:value="0.045" calcext:value-type="float">
            <text:p>0.045</text:p>
          </table:table-cell>
          <table:table-cell table:formula="of:=[.G11]*20"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rig backstop, EU disagrees</text:p>
          </table:table-cell>
          <table:table-cell table:number-columns-repeated="13"/>
        </table:table-row>
        <table:table-row table:style-name="ro1">
          <table:table-cell table:formula="of:=[.G5]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4]*[.B14]" office:value-type="float" office:value="0.005" calcext:value-type="float">
            <text:p>0.005</text:p>
          </table:table-cell>
          <table:table-cell table:formula="of:=[.G14]*20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rig backstop, Commons agrees</text:p>
          </table:table-cell>
          <table:table-cell table:number-columns-repeated="13"/>
        </table:table-row>
        <table:table-row table:style-name="ro1">
          <table:table-cell table:formula="of:=[.G11]" office:value-type="float" office:value="0.045" calcext:value-type="float">
            <text:p>0.04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17]*[.B17]" office:value-type="float" office:value="0.0225" calcext:value-type="float">
            <text:p>0.0225</text:p>
          </table:table-cell>
          <table:table-cell table:formula="of:=[.G17]*20" office:value-type="float" office:value="0.45" calcext:value-type="float">
            <text:p>0.4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rig backstop, Commons disagrees</text:p>
          </table:table-cell>
          <table:table-cell table:number-columns-repeated="13"/>
        </table:table-row>
        <table:table-row table:style-name="ro1">
          <table:table-cell table:formula="of:=[.G11]" office:value-type="float" office:value="0.045" calcext:value-type="float">
            <text:p>0.04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20]*[.B20]" office:value-type="float" office:value="0.0225" calcext:value-type="float">
            <text:p>0.0225</text:p>
          </table:table-cell>
          <table:table-cell table:formula="of:=[.G20]*20" office:value-type="float" office:value="0.45" calcext:value-type="float">
            <text:p>0.4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13"/>
        </table:table-row>
        <table:table-row table:style-name="ro1">
          <table:table-cell table:formula="of:=[.G14]" office:value-type="float" office:value="0.005" calcext:value-type="float">
            <text:p>0.005</text:p>
          </table:table-cell>
          <table:table-cell table:number-columns-repeated="5"/>
          <table:table-cell table:formula="of:=[.A23]" office:value-type="float" office:value="0.005" calcext:value-type="float">
            <text:p>0.005</text:p>
          </table:table-cell>
          <table:table-cell table:number-columns-repeated="7"/>
        </table:table-row>
        <table:table-row table:style-name="ro1">
          <table:table-cell table:formula="of:=[.G20]" office:value-type="float" office:value="0.0225" calcext:value-type="float">
            <text:p>0.0225</text:p>
          </table:table-cell>
          <table:table-cell table:number-columns-repeated="5"/>
          <table:table-cell table:formula="of:=[.A24]" office:value-type="float" office:value="0.0225" calcext:value-type="float">
            <text:p>0.0225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 table:formula="of:=SUM([.G23:.G24])" office:value-type="float" office:value="0.0275" calcext:value-type="float">
            <text:p>0.0275</text:p>
          </table:table-cell>
          <table:table-cell table:formula="of:=[.G25]*20" office:value-type="float" office:value="0.55" calcext:value-type="float">
            <text:p>0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i food, EU agrees</text:p>
          </table:table-cell>
          <table:table-cell table:number-columns-repeated="13"/>
        </table:table-row>
        <table:table-row table:style-name="ro1">
          <table:table-cell table:formula="of:=[.G8]"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27]*[.B27]" office:value-type="float" office:value="0.015" calcext:value-type="float">
            <text:p>0.015</text:p>
          </table:table-cell>
          <table:table-cell table:formula="of:=[.G27]*20"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gri food, EU disagrees</text:p>
          </table:table-cell>
          <table:table-cell table:number-columns-repeated="13"/>
        </table:table-row>
        <table:table-row table:style-name="ro1">
          <table:table-cell table:formula="of:=[.G8]"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30]*[.B30]" office:value-type="float" office:value="0.035" calcext:value-type="float">
            <text:p>0.035</text:p>
          </table:table-cell>
          <table:table-cell table:formula="of:=[.G30]*20"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gri food, Commons agrees</text:p>
          </table:table-cell>
          <table:table-cell table:number-columns-repeated="13"/>
        </table:table-row>
        <table:table-row table:style-name="ro1">
          <table:table-cell table:formula="of:=[.G27]"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33]*[.B33]" office:value-type="float" office:value="0.0105" calcext:value-type="float">
            <text:p>0.0105</text:p>
          </table:table-cell>
          <table:table-cell table:formula="of:=[.G33]*20" office:value-type="float" office:value="0.21" calcext:value-type="float">
            <text:p>0.21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gri food, Commons disagrees</text:p>
          </table:table-cell>
          <table:table-cell table:number-columns-repeated="13"/>
        </table:table-row>
        <table:table-row table:style-name="ro1">
          <table:table-cell table:formula="of:=[.G27]" office:value-type="float" office:value="0.015" calcext:value-type="float">
            <text:p>0.01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36]*[.B36]" office:value-type="float" office:value="0.0045" calcext:value-type="float">
            <text:p>0.0045</text:p>
          </table:table-cell>
          <table:table-cell table:formula="of:=[.G36]*20" office:value-type="float" office:value="0.09" calcext:value-type="float">
            <text:p>0.09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Johnson continues to refuse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table:formula="of:=[.A39]" office:value-type="float" office:value="0.6" calcext:value-type="float">
            <text:p>0.6</text:p>
          </table:table-cell>
          <table:table-cell table:formula="of:=[.G39]*20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Johnson agrees to extend</text:p>
          </table:table-cell>
          <table:table-cell table:number-columns-repeated="1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42]" office:value-type="float" office:value="0.1" calcext:value-type="float">
            <text:p>0.1</text:p>
          </table:table-cell>
          <table:table-cell table:formula="of:=[.G42]*20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Johnson resigns prior to 14 Oct</text:p>
          </table:table-cell>
          <table:table-cell table:number-columns-repeated="12"/>
          <table:table-cell table:formula="of:=SUM([#REF!])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5"/>
          <table:table-cell table:formula="of:=[.A45]" office:value-type="float" office:value="0.2" calcext:value-type="float">
            <text:p>0.2</text:p>
          </table:table-cell>
          <table:table-cell table:formula="of:=[.G45]*2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ONC 14-15 Oct</text:p>
          </table:table-cell>
          <table:table-cell table:number-columns-repeated="13"/>
        </table:table-row>
        <table:table-row table:style-name="ro1">
          <table:table-cell table:formula="of:=[.G25]" office:value-type="float" office:value="0.0275" calcext:value-type="float">
            <text:p>0.0275</text:p>
          </table:table-cell>
          <table:table-cell table:number-columns-repeated="5"/>
          <table:table-cell table:formula="of:=[.A48]" office:value-type="float" office:value="0.0275" calcext:value-type="float">
            <text:p>0.0275</text:p>
          </table:table-cell>
          <table:table-cell table:number-columns-repeated="7"/>
        </table:table-row>
        <table:table-row table:style-name="ro1">
          <table:table-cell table:formula="of:=[.G39]" office:value-type="float" office:value="0.6" calcext:value-type="float">
            <text:p>0.6</text:p>
          </table:table-cell>
          <table:table-cell table:number-columns-repeated="5"/>
          <table:table-cell table:formula="of:=[.A49]"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 table:formula="of:=SUM([.G48:.G49])" office:value-type="float" office:value="0.6275" calcext:value-type="float">
            <text:p>0.6275</text:p>
          </table:table-cell>
          <table:table-cell table:formula="of:=[.G50]*20" office:value-type="float" office:value="12.55" calcext:value-type="float">
            <text:p>12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13"/>
        </table:table-row>
        <table:table-row table:style-name="ro1">
          <table:table-cell table:formula="of:=[.G50]" office:value-type="float" office:value="0.6275" calcext:value-type="float">
            <text:p>0.62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52]*[.B52]" office:value-type="float" office:value="0.56475" calcext:value-type="float">
            <text:p>0.56475</text:p>
          </table:table-cell>
          <table:table-cell table:formula="of:=[.G52]*20" office:value-type="float" office:value="11.295" calcext:value-type="float">
            <text:p>11.29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13"/>
        </table:table-row>
        <table:table-row table:style-name="ro1">
          <table:table-cell table:formula="of:=[.G50]" office:value-type="float" office:value="0.6275" calcext:value-type="float">
            <text:p>0.62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55]*[.B55]" office:value-type="float" office:value="0.06275" calcext:value-type="float">
            <text:p>0.06275</text:p>
          </table:table-cell>
          <table:table-cell table:formula="of:=[.G55]*20" office:value-type="float" office:value="1.255" calcext:value-type="float">
            <text:p>1.25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ONC, then no admin</text:p>
          </table:table-cell>
          <table:table-cell table:number-columns-repeated="13"/>
        </table:table-row>
        <table:table-row table:style-name="ro1">
          <table:table-cell table:formula="of:=[.G52]" office:value-type="float" office:value="0.56475" calcext:value-type="float">
            <text:p>0.564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58]*[.B58]" office:value-type="float" office:value="0.056475" calcext:value-type="float">
            <text:p>0.056475</text:p>
          </table:table-cell>
          <table:table-cell table:formula="of:=[.G58]*20" office:value-type="float" office:value="1.1295" calcext:value-type="float">
            <text:p>1.129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ONC, then interim Corbyn and GE</text:p>
          </table:table-cell>
          <table:table-cell table:number-columns-repeated="13"/>
        </table:table-row>
        <table:table-row table:style-name="ro1">
          <table:table-cell table:formula="of:=[.G52]" office:value-type="float" office:value="0.56475" calcext:value-type="float">
            <text:p>0.564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61]*[.B61]" office:value-type="float" office:value="0.169425" calcext:value-type="float">
            <text:p>0.169425</text:p>
          </table:table-cell>
          <table:table-cell table:formula="of:=[.G61]*20" office:value-type="float" office:value="3.3885" calcext:value-type="float">
            <text:p>3.388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ONC then other interim and GE</text:p>
          </table:table-cell>
          <table:table-cell table:number-columns-repeated="13"/>
        </table:table-row>
        <table:table-row table:style-name="ro1">
          <table:table-cell table:formula="of:=[.G52]" office:value-type="float" office:value="0.56475" calcext:value-type="float">
            <text:p>0.564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64]*[.B64]" office:value-type="float" office:value="0.169425" calcext:value-type="float">
            <text:p>0.169425</text:p>
          </table:table-cell>
          <table:table-cell table:formula="of:=[.G64]*20" office:value-type="float" office:value="3.3885" calcext:value-type="float">
            <text:p>3.388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ONC then interim revives May Deal</text:p>
          </table:table-cell>
          <table:table-cell table:number-columns-repeated="13"/>
        </table:table-row>
        <table:table-row table:style-name="ro1">
          <table:table-cell table:formula="of:=[.G52]" office:value-type="float" office:value="0.56475" calcext:value-type="float">
            <text:p>0.564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67]*[.B67]" office:value-type="float" office:value="0.056475" calcext:value-type="float">
            <text:p>0.056475</text:p>
          </table:table-cell>
          <table:table-cell table:formula="of:=[.G67]*20" office:value-type="float" office:value="1.1295" calcext:value-type="float">
            <text:p>1.129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ONC then interim goes for PV</text:p>
          </table:table-cell>
          <table:table-cell table:number-columns-repeated="13"/>
        </table:table-row>
        <table:table-row table:style-name="ro1">
          <table:table-cell table:formula="of:=[.G52]" office:value-type="float" office:value="0.56475" calcext:value-type="float">
            <text:p>0.564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70]*[.B70]" office:value-type="float" office:value="0.11295" calcext:value-type="float">
            <text:p>0.11295</text:p>
          </table:table-cell>
          <table:table-cell table:formula="of:=[.G70]*20" office:value-type="float" office:value="2.259" calcext:value-type="float">
            <text:p>2.259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ONC, no admin, emergency leg</text:p>
          </table:table-cell>
          <table:table-cell table:number-columns-repeated="13"/>
        </table:table-row>
        <table:table-row table:style-name="ro1">
          <table:table-cell table:formula="of:=[.G58]" office:value-type="float" office:value="0.056475" calcext:value-type="float">
            <text:p>0.0564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73]*[.B73]" office:value-type="float" office:value="0.0508275" calcext:value-type="float">
            <text:p>0.0508275</text:p>
          </table:table-cell>
          <table:table-cell table:formula="of:=[.G73]*20" office:value-type="float" office:value="1.01655" calcext:value-type="float">
            <text:p>1.0165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ONC, no admin, no emergency leg</text:p>
          </table:table-cell>
          <table:table-cell table:number-columns-repeated="13"/>
        </table:table-row>
        <table:table-row table:style-name="ro1">
          <table:table-cell table:formula="of:=[.G58]" office:value-type="float" office:value="0.056475" calcext:value-type="float">
            <text:p>0.0564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76]*[.B76]" office:value-type="float" office:value="0.0056475" calcext:value-type="float">
            <text:p>0.0056475</text:p>
          </table:table-cell>
          <table:table-cell table:formula="of:=[.G76]*20" office:value-type="float" office:value="0.11295" calcext:value-type="float">
            <text:p>0.1129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ONC, interim and GE needs emergency leg</text:p>
          </table:table-cell>
          <table:table-cell table:number-columns-repeated="13"/>
        </table:table-row>
        <table:table-row table:style-name="ro1">
          <table:table-cell table:formula="of:=[.G61]" office:value-type="float" office:value="0.169425" calcext:value-type="float">
            <text:p>0.169425</text:p>
          </table:table-cell>
          <table:table-cell table:number-columns-repeated="5"/>
          <table:table-cell table:formula="of:=[.A79]" office:value-type="float" office:value="0.169425" calcext:value-type="float">
            <text:p>0.169425</text:p>
          </table:table-cell>
          <table:table-cell table:number-columns-repeated="7"/>
        </table:table-row>
        <table:table-row table:style-name="ro1">
          <table:table-cell table:formula="of:=[.G64]" office:value-type="float" office:value="0.169425" calcext:value-type="float">
            <text:p>0.169425</text:p>
          </table:table-cell>
          <table:table-cell table:number-columns-repeated="5"/>
          <table:table-cell table:formula="of:=[.A80]" office:value-type="float" office:value="0.169425" calcext:value-type="float">
            <text:p>0.169425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 table:formula="of:=SUM([.G79:.G80])" office:value-type="float" office:value="0.33885" calcext:value-type="float">
            <text:p>0.33885</text:p>
          </table:table-cell>
          <table:table-cell table:formula="of:=[.G81]*20" office:value-type="float" office:value="6.777" calcext:value-type="float">
            <text:p>6.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 refuses last min ext</text:p>
          </table:table-cell>
          <table:table-cell table:number-columns-repeated="13"/>
        </table:table-row>
        <table:table-row table:style-name="ro1">
          <table:table-cell table:formula="of:=[.G36]" office:value-type="float" office:value="0.0045" calcext:value-type="float">
            <text:p>0.004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83]*[.B83]" office:value-type="float" office:value="0.00135" calcext:value-type="float">
            <text:p>0.00135</text:p>
          </table:table-cell>
          <table:table-cell table:number-columns-repeated="7"/>
        </table:table-row>
        <table:table-row table:style-name="ro1">
          <table:table-cell table:formula="of:=[.G30]" office:value-type="float" office:value="0.035" calcext:value-type="float">
            <text:p>0.03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84]*[.B84]" office:value-type="float" office:value="0.0105" calcext:value-type="float">
            <text:p>0.0105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 table:formula="of:=SUM([.G83:.G84])" office:value-type="float" office:value="0.01185" calcext:value-type="float">
            <text:p>0.01185</text:p>
          </table:table-cell>
          <table:table-cell table:formula="of:=[.G85]*20" office:value-type="float" office:value="0.237" calcext:value-type="float">
            <text:p>0.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 agrees las min ext</text:p>
          </table:table-cell>
          <table:table-cell table:number-columns-repeated="13"/>
        </table:table-row>
        <table:table-row table:style-name="ro1">
          <table:table-cell table:formula="of:=[.G36]" office:value-type="float" office:value="0.0045" calcext:value-type="float">
            <text:p>0.004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87]*[.B87]" office:value-type="float" office:value="0.00315" calcext:value-type="float">
            <text:p>0.00315</text:p>
          </table:table-cell>
          <table:table-cell table:number-columns-repeated="7"/>
        </table:table-row>
        <table:table-row table:style-name="ro1">
          <table:table-cell table:formula="of:=[.G30]" office:value-type="float" office:value="0.035" calcext:value-type="float">
            <text:p>0.03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88]*[.B88]" office:value-type="float" office:value="0.0245" calcext:value-type="float">
            <text:p>0.0245</text:p>
          </table:table-cell>
          <table:table-cell table:number-columns-repeated="7"/>
        </table:table-row>
        <table:table-row table:style-name="ro1">
          <table:table-cell table:formula="of:=[.G55]" office:value-type="float" office:value="0.06275" calcext:value-type="float">
            <text:p>0.062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89]*[.B89]" office:value-type="float" office:value="0.01255" calcext:value-type="float">
            <text:p>0.01255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 table:formula="of:=SUM([.G87:.G89])" office:value-type="float" office:value="0.0402" calcext:value-type="float">
            <text:p>0.0402</text:p>
          </table:table-cell>
          <table:table-cell table:formula="of:=[.G90]*20" office:value-type="float" office:value="0.804" calcext:value-type="float">
            <text:p>0.804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al with orig backstop</text:p>
          </table:table-cell>
          <table:table-cell table:number-columns-repeated="7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Percent manual</text:p>
          </table:table-cell>
          <table:table-cell table:number-columns-repeated="3"/>
        </table:table-row>
        <table:table-row table:style-name="ro1">
          <table:table-cell table:formula="of:=[.G17]" office:value-type="float" office:value="0.0225" calcext:value-type="float">
            <text:p>0.0225</text:p>
          </table:table-cell>
          <table:table-cell table:number-columns-repeated="5"/>
          <table:table-cell table:formula="of:=[.A94]" office:value-type="float" office:value="0.0225" calcext:value-type="float">
            <text:p>0.0225</text:p>
          </table:table-cell>
          <table:table-cell/>
          <table:table-cell table:formula="of:=[.G94]*100" office:value-type="float" office:value="2.25" calcext:value-type="float">
            <text:p>2.25</text:p>
          </table:table-cell>
          <table:table-cell table:style-name="ce2" table:formula="of:=[.I94]" office:value-type="float" office:value="2.25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Deal with agri food backstop</text:p>
          </table:table-cell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 table:formula="of:=[.G33]" office:value-type="float" office:value="0.0105" calcext:value-type="float">
            <text:p>0.0105</text:p>
          </table:table-cell>
          <table:table-cell table:number-columns-repeated="5"/>
          <table:table-cell table:formula="of:=[.A97]" office:value-type="float" office:value="0.0105" calcext:value-type="float">
            <text:p>0.0105</text:p>
          </table:table-cell>
          <table:table-cell/>
          <table:table-cell table:formula="of:=[.G97]*100" office:value-type="float" office:value="1.05" calcext:value-type="float">
            <text:p>1.05</text:p>
          </table:table-cell>
          <table:table-cell table:style-name="ce2" table:formula="of:=[.I97]" office:value-type="float" office:value="1.05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heresa May’s Deal</text:p>
          </table:table-cell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 table:formula="of:=[.G67]" office:value-type="float" office:value="0.056475" calcext:value-type="float">
            <text:p>0.056475</text:p>
          </table:table-cell>
          <table:table-cell table:number-columns-repeated="5"/>
          <table:table-cell table:formula="of:=[.A100]" office:value-type="float" office:value="0.056475" calcext:value-type="float">
            <text:p>0.056475</text:p>
          </table:table-cell>
          <table:table-cell/>
          <table:table-cell table:formula="of:=[.G100]*100" office:value-type="float" office:value="5.6475" calcext:value-type="float">
            <text:p>5.6475</text:p>
          </table:table-cell>
          <table:table-cell table:style-name="ce2" table:formula="of:=[.I100]" office:value-type="float" office:value="5.6475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Election 29 Oct or later</text:p>
          </table:table-cell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 table:formula="of:=[.G73]" office:value-type="float" office:value="0.0508275" calcext:value-type="float">
            <text:p>0.0508275</text:p>
          </table:table-cell>
          <table:table-cell table:number-columns-repeated="5"/>
          <table:table-cell table:formula="of:=[.A103]" office:value-type="float" office:value="0.0508275" calcext:value-type="float">
            <text:p>0.0508275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formula="of:=[.G81]" office:value-type="float" office:value="0.33885" calcext:value-type="float">
            <text:p>0.33885</text:p>
          </table:table-cell>
          <table:table-cell table:number-columns-repeated="5"/>
          <table:table-cell table:formula="of:=[.A104]" office:value-type="float" office:value="0.33885" calcext:value-type="float">
            <text:p>0.33885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formula="of:=[.G42]" office:value-type="float" office:value="0.1" calcext:value-type="float">
            <text:p>0.1</text:p>
          </table:table-cell>
          <table:table-cell table:number-columns-repeated="5"/>
          <table:table-cell table:formula="of:=[.A105]" office:value-type="float" office:value="0.1" calcext:value-type="float">
            <text:p>0.1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formula="of:=[.G45]" office:value-type="float" office:value="0.2" calcext:value-type="float">
            <text:p>0.2</text:p>
          </table:table-cell>
          <table:table-cell table:number-columns-repeated="5"/>
          <table:table-cell table:formula="of:=[.A106]" office:value-type="float" office:value="0.2" calcext:value-type="float">
            <text:p>0.2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6"/>
          <table:table-cell table:style-name="ce1" table:formula="of:=SUM([.G103:.G106])" office:value-type="float" office:value="0.6896775" calcext:value-type="float">
            <text:p>0.6896775</text:p>
          </table:table-cell>
          <table:table-cell/>
          <table:table-cell table:formula="of:=[.G107]*100" office:value-type="float" office:value="68.96775" calcext:value-type="float">
            <text:p>68.96775</text:p>
          </table:table-cell>
          <table:table-cell table:style-name="ce2" table:formula="of:=[.I107]" office:value-type="float" office:value="68.96775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 15 Oct</text:p>
          </table:table-cell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formula="of:=[.A109]" office:value-type="float" office:value="0" calcext:value-type="float">
            <text:p>0</text:p>
          </table:table-cell>
          <table:table-cell/>
          <table:table-cell table:formula="of:=[.G109]*100" office:value-type="float" office:value="0" calcext:value-type="float">
            <text:p>0</text:p>
          </table:table-cell>
          <table:table-cell table:style-name="ce2" table:formula="of:=[.I109]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 table:formula="of:=[.G70]" office:value-type="float" office:value="0.11295" calcext:value-type="float">
            <text:p>0.11295</text:p>
          </table:table-cell>
          <table:table-cell table:number-columns-repeated="5"/>
          <table:table-cell table:formula="of:=[.A112]" office:value-type="float" office:value="0.11295" calcext:value-type="float">
            <text:p>0.11295</text:p>
          </table:table-cell>
          <table:table-cell/>
          <table:table-cell table:formula="of:=[.G112]*100" office:value-type="float" office:value="11.295" calcext:value-type="float">
            <text:p>11.295</text:p>
          </table:table-cell>
          <table:table-cell table:style-name="ce2" table:formula="of:=[.I112]" office:value-type="float" office:value="11.295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 table:formula="of:=[.G76]" office:value-type="float" office:value="0.0056475" calcext:value-type="float">
            <text:p>0.0056475</text:p>
          </table:table-cell>
          <table:table-cell table:number-columns-repeated="5"/>
          <table:table-cell table:formula="of:=[.A115]" office:value-type="float" office:value="0.0056475" calcext:value-type="float">
            <text:p>0.0056475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formula="of:=[.G55]" office:value-type="float" office:value="0.06275" calcext:value-type="float">
            <text:p>0.0627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16]*[.B116]" office:value-type="float" office:value="0.0502" calcext:value-type="float">
            <text:p>0.0502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formula="of:=[.G85]" office:value-type="float" office:value="0.01185" calcext:value-type="float">
            <text:p>0.01185</text:p>
          </table:table-cell>
          <table:table-cell table:number-columns-repeated="5"/>
          <table:table-cell table:formula="of:=[.A117]" office:value-type="float" office:value="0.01185" calcext:value-type="float">
            <text:p>0.01185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6"/>
          <table:table-cell table:style-name="ce1" table:formula="of:=SUM([.G115:.G117])" office:value-type="float" office:value="0.0676975" calcext:value-type="float">
            <text:p>0.0676975</text:p>
          </table:table-cell>
          <table:table-cell/>
          <table:table-cell table:formula="of:=[.G118]*100" office:value-type="float" office:value="6.76975" calcext:value-type="float">
            <text:p>6.76975</text:p>
          </table:table-cell>
          <table:table-cell table:style-name="ce2" table:formula="of:=[.I118]" office:value-type="float" office:value="6.76975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 table:formula="of:=[.G90]" office:value-type="float" office:value="0.0402" calcext:value-type="float">
            <text:p>0.0402</text:p>
          </table:table-cell>
          <table:table-cell table:number-columns-repeated="5"/>
          <table:table-cell table:style-name="ce3" table:formula="of:=[.A121]" office:value-type="float" office:value="0.0402" calcext:value-type="float">
            <text:p>0.0402</text:p>
          </table:table-cell>
          <table:table-cell/>
          <table:table-cell table:formula="of:=[.G121]*100" office:value-type="float" office:value="4.02" calcext:value-type="float">
            <text:p>4.02</text:p>
          </table:table-cell>
          <table:table-cell table:style-name="ce2" table:formula="of:=[.I121]" office:value-type="float" office:value="4.02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94:.I121])" office:value-type="float" office:value="100" calcext:value-type="float">
            <text:p>100</text:p>
          </table:table-cell>
          <table:table-cell table:formula="of:=[.I123]" office:value-type="float" office:value="100" calcext:value-type="float">
            <text:p>100</text:p>
          </table:table-cell>
          <table:table-cell table:formula="of:=[.J123]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5:54:36.882608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03T22:34:45.918936898</meta:creation-date>
    <meta:generator>LibreOffice/6.2.0.3$MacOSX_X86_64 LibreOffice_project/98c6a8a1c6c7b144ce3cc729e34964b47ce25d62</meta:generator>
    <dc:date>2019-09-10T09:55:14.566694954</dc:date>
    <dc:creator>Jon Worth</dc:creator>
    <meta:editing-duration>P2DT10H15M52S</meta:editing-duration>
    <meta:editing-cycles>14</meta:editing-cycles>
    <meta:document-statistic meta:table-count="2" meta:cell-count="515" meta:object-count="0"/>
  </office:meta>
</office:document-meta>
</file>